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9" office:value-type="date" office:date-value="2020-05-23" calcext:value-type="date">
            <text:p>23/05/20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2:07:05.887663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3T22:07:48.691657544</dc:date>
    <meta:creation-date>2014-12-14T08:12:00Z</meta:creation-date>
    <meta:editing-cycles>584</meta:editing-cycles>
    <meta:editing-duration>PT23H38M49S</meta:editing-duration>
    <meta:generator>LibreOffice/7.0.2.2$Linux_X86_64 LibreOffice_project/00$Build-2</meta:generator>
    <meta:document-statistic meta:table-count="10" meta:cell-count="1749" meta:object-count="0"/>
  </office:meta>
</office:document-meta>
</file>